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10000010AFAFB742B556DBB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222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8ff3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7457in" svg:y="-0.2665in" svg:width="1.4in" svg:height="1.1098in" draw:z-index="0"><draw:image xlink:href="Pictures/10000000000001510000010AFAFB742B556DBB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902in" fo:margin-bottom="0.2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04:52.483703565</meta:creation-date>
    <dc:date>2017-06-30T21:53:12.900256652</dc:date>
    <meta:editing-duration>P2DT13M8S</meta:editing-duration>
    <meta:editing-cycles>160</meta:editing-cycles>
    <meta:generator>LibreOffice/5.1.6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